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0071in" svg:y="0.2591in">
            <draw:object draw:notify-on-update-of-ranges="Sheet1.B3:Sheet1.B3 Sheet1.B4:Sheet1.B25 Sheet1.C3:Sheet1.C3 Sheet1.C4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7228in" svg:y="4.1693in">
            <draw:object draw:notify-on-update-of-ranges="Sheet1.B29:Sheet1.B29 Sheet1.B30:Sheet1.B51 Sheet1.C29:Sheet1.C29 Sheet1.C30:Sheet1.C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1.5626in" svg:y="2.1724in">
            <draw:object draw:notify-on-update-of-ranges="Sheet1.B55:Sheet1.B55 Sheet1.B56:Sheet1.B77 Sheet1.C55:Sheet1.C55 Sheet1.C56:Sheet1.C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art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_p = 5.016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69" calcext:value-type="float">
            <text:p>25.169</text:p>
          </table:table-cell>
          <table:table-cell office:value-type="float" office:value="-115.84" calcext:value-type="float">
            <text:p>-115.8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071" calcext:value-type="float">
            <text:p>22.071</text:p>
          </table:table-cell>
          <table:table-cell office:value-type="float" office:value="-113.13" calcext:value-type="float">
            <text:p>-113.1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118" calcext:value-type="float">
            <text:p>19.118</text:p>
          </table:table-cell>
          <table:table-cell office:value-type="float" office:value="-110.24" calcext:value-type="float">
            <text:p>-110.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5" calcext:value-type="float">
            <text:p>16.05</text:p>
          </table:table-cell>
          <table:table-cell office:value-type="float" office:value="-105.05" calcext:value-type="float">
            <text:p>-105.0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136" calcext:value-type="float">
            <text:p>13.136</text:p>
          </table:table-cell>
          <table:table-cell office:value-type="float" office:value="-97.09" calcext:value-type="float">
            <text:p>-97.0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16" calcext:value-type="float">
            <text:p>10.216</text:p>
          </table:table-cell>
          <table:table-cell office:value-type="float" office:value="-85.14" calcext:value-type="float">
            <text:p>-85.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102" calcext:value-type="float">
            <text:p>8.102</text:p>
          </table:table-cell>
          <table:table-cell office:value-type="float" office:value="-73.71" calcext:value-type="float">
            <text:p>-73.7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91" calcext:value-type="float">
            <text:p>6.091</text:p>
          </table:table-cell>
          <table:table-cell office:value-type="float" office:value="-60.29" calcext:value-type="float">
            <text:p>-60.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814" calcext:value-type="float">
            <text:p>4.0814</text:p>
          </table:table-cell>
          <table:table-cell office:value-type="float" office:value="-44.55" calcext:value-type="float">
            <text:p>-44.5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157" calcext:value-type="float">
            <text:p>2.0157</text:p>
          </table:table-cell>
          <table:table-cell office:value-type="float" office:value="-25.74" calcext:value-type="float">
            <text:p>-25.7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51" calcext:value-type="float">
            <text:p>0.5851</text:p>
          </table:table-cell>
          <table:table-cell office:value-type="float" office:value="-10.95" calcext:value-type="float">
            <text:p>-10.95</text:p>
          </table:table-cell>
          <table:table-cell table:number-columns-repeated="3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6944" calcext:value-type="float">
            <text:p>-0.6944</text:p>
          </table:table-cell>
          <table:table-cell office:value-type="float" office:value="-24.45" calcext:value-type="float">
            <text:p>-24.45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343" calcext:value-type="float">
            <text:p>-2.0343</text:p>
          </table:table-cell>
          <table:table-cell office:value-type="float" office:value="-38.26" calcext:value-type="float">
            <text:p>-38.26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1946" calcext:value-type="float">
            <text:p>-4.1946</text:p>
          </table:table-cell>
          <table:table-cell office:value-type="float" office:value="-57.32" calcext:value-type="float">
            <text:p>-57.32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39" calcext:value-type="float">
            <text:p>-6.039</text:p>
          </table:table-cell>
          <table:table-cell office:value-type="float" office:value="-71.63" calcext:value-type="float">
            <text:p>-71.63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13" calcext:value-type="float">
            <text:p>-8.013</text:p>
          </table:table-cell>
          <table:table-cell office:value-type="float" office:value="-84.78" calcext:value-type="float">
            <text:p>-84.78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55" calcext:value-type="float">
            <text:p>-10.055</text:p>
          </table:table-cell>
          <table:table-cell office:value-type="float" office:value="-96.27" calcext:value-type="float">
            <text:p>-96.27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3.01" calcext:value-type="float">
            <text:p>-13.01</text:p>
          </table:table-cell>
          <table:table-cell office:value-type="float" office:value="-109.21" calcext:value-type="float">
            <text:p>-109.21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005" calcext:value-type="float">
            <text:p>-16.005</text:p>
          </table:table-cell>
          <table:table-cell office:value-type="float" office:value="-118.41" calcext:value-type="float">
            <text:p>-118.41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073" calcext:value-type="float">
            <text:p>-19.073</text:p>
          </table:table-cell>
          <table:table-cell office:value-type="float" office:value="-124.51" calcext:value-type="float">
            <text:p>-124.51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1.988" calcext:value-type="float">
            <text:p>-21.988</text:p>
          </table:table-cell>
          <table:table-cell office:value-type="float" office:value="-128.17" calcext:value-type="float">
            <text:p>-128.17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-131.31" calcext:value-type="float">
            <text:p>-131.31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_p = 3.0617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06" calcext:value-type="float">
            <text:p>25.106</text:p>
          </table:table-cell>
          <table:table-cell office:value-type="float" office:value="-67.7" calcext:value-type="float">
            <text:p>-67.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.925" calcext:value-type="float">
            <text:p>21.925</text:p>
          </table:table-cell>
          <table:table-cell office:value-type="float" office:value="-65.68" calcext:value-type="float">
            <text:p>-65.6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07" calcext:value-type="float">
            <text:p>19.007</text:p>
          </table:table-cell>
          <table:table-cell office:value-type="float" office:value="-63.77" calcext:value-type="float">
            <text:p>-63.7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77" calcext:value-type="float">
            <text:p>15.977</text:p>
          </table:table-cell>
          <table:table-cell office:value-type="float" office:value="-61.23" calcext:value-type="float">
            <text:p>-61.2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66" calcext:value-type="float">
            <text:p>12.166</text:p>
          </table:table-cell>
          <table:table-cell office:value-type="float" office:value="-55.56" calcext:value-type="float">
            <text:p>-55.5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22" calcext:value-type="float">
            <text:p>10.022</text:p>
          </table:table-cell>
          <table:table-cell office:value-type="float" office:value="-50.29" calcext:value-type="float">
            <text:p>-50.2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19" calcext:value-type="float">
            <text:p>7.919</text:p>
          </table:table-cell>
          <table:table-cell office:value-type="float" office:value="-43.21" calcext:value-type="float">
            <text:p>-43.2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079" calcext:value-type="float">
            <text:p>6.079</text:p>
          </table:table-cell>
          <table:table-cell office:value-type="float" office:value="-35.29" calcext:value-type="float">
            <text:p>-35.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69" calcext:value-type="float">
            <text:p>4.0969</text:p>
          </table:table-cell>
          <table:table-cell office:value-type="float" office:value="-24.98" calcext:value-type="float">
            <text:p>-24.9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75" calcext:value-type="float">
            <text:p>2.0475</text:p>
          </table:table-cell>
          <table:table-cell office:value-type="float" office:value="-12.42" calcext:value-type="float">
            <text:p>-12.4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8" calcext:value-type="float">
            <text:p>0.5268</text:p>
          </table:table-cell>
          <table:table-cell office:value-type="float" office:value="-2.22" calcext:value-type="float">
            <text:p>-2.22</text:p>
          </table:table-cell>
          <table:table-cell table:number-columns-repeated="3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5303" calcext:value-type="float">
            <text:p>-0.5303</text:p>
          </table:table-cell>
          <table:table-cell office:value-type="float" office:value="-10.73" calcext:value-type="float">
            <text:p>-10.7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032" calcext:value-type="float">
            <text:p>-2.0032</text:p>
          </table:table-cell>
          <table:table-cell office:value-type="float" office:value="-20.65" calcext:value-type="float">
            <text:p>-20.65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803" calcext:value-type="float">
            <text:p>-4.0803</text:p>
          </table:table-cell>
          <table:table-cell office:value-type="float" office:value="-33.24" calcext:value-type="float">
            <text:p>-33.24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053" calcext:value-type="float">
            <text:p>-6.053</text:p>
          </table:table-cell>
          <table:table-cell office:value-type="float" office:value="-43.42" calcext:value-type="float">
            <text:p>-43.42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38" calcext:value-type="float">
            <text:p>-8.038</text:p>
          </table:table-cell>
          <table:table-cell office:value-type="float" office:value="-51.88" calcext:value-type="float">
            <text:p>-51.88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093" calcext:value-type="float">
            <text:p>-10.093</text:p>
          </table:table-cell>
          <table:table-cell office:value-type="float" office:value="-58.73" calcext:value-type="float">
            <text:p>-58.73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3.047" calcext:value-type="float">
            <text:p>-13.047</text:p>
          </table:table-cell>
          <table:table-cell office:value-type="float" office:value="-65.64" calcext:value-type="float">
            <text:p>-65.64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055" calcext:value-type="float">
            <text:p>-16.055</text:p>
          </table:table-cell>
          <table:table-cell office:value-type="float" office:value="-69.97" calcext:value-type="float">
            <text:p>-69.97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998" calcext:value-type="float">
            <text:p>-19.998</text:p>
          </table:table-cell>
          <table:table-cell office:value-type="float" office:value="-72.69" calcext:value-type="float">
            <text:p>-72.69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2.188" calcext:value-type="float">
            <text:p>-22.188</text:p>
          </table:table-cell>
          <table:table-cell office:value-type="float" office:value="-75.01" calcext:value-type="float">
            <text:p>-75.01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23" calcext:value-type="float">
            <text:p>-25.123</text:p>
          </table:table-cell>
          <table:table-cell office:value-type="float" office:value="-77.01" calcext:value-type="float">
            <text:p>-77.0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Zond param</text:p>
          </table:table-cell>
        </table:table-row>
        <table:table-row table:style-name="ro1">
          <table:table-cell office:value-type="string" calcext:value-type="string">
            <text:p>I_p = 3.0617 mA</text:p>
          </table:table-cell>
          <table:table-cell table:number-columns-repeated="4"/>
          <table:table-cell office:value-type="string" calcext:value-type="string">
            <text:p>D = 0.2 mm</text:p>
          </table:table-cell>
        </table:table-row>
        <table:table-row table:style-name="ro1">
          <table:table-cell office:value-type="string" calcext:value-type="string">
            <text:p>Volts</text:p>
          </table:table-cell>
          <table:table-cell office:value-type="string" calcext:value-type="string">
            <text:p>Real V</text:p>
          </table:table-cell>
          <table:table-cell office:value-type="string" calcext:value-type="string">
            <text:p>Amps, microamp</text:p>
          </table:table-cell>
          <table:table-cell table:number-columns-repeated="2"/>
          <table:table-cell office:value-type="string" calcext:value-type="string">
            <text:p>L = 5.2 m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.124" calcext:value-type="float">
            <text:p>25.124</text:p>
          </table:table-cell>
          <table:table-cell office:value-type="float" office:value="-33.28" calcext:value-type="float">
            <text:p>-33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225" calcext:value-type="float">
            <text:p>22.225</text:p>
          </table:table-cell>
          <table:table-cell office:value-type="float" office:value="-32.2" calcext:value-type="float">
            <text:p>-32.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.021" calcext:value-type="float">
            <text:p>19.021</text:p>
          </table:table-cell>
          <table:table-cell office:value-type="float" office:value="-31.03" calcext:value-type="float">
            <text:p>-31.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937" calcext:value-type="float">
            <text:p>15.937</text:p>
          </table:table-cell>
          <table:table-cell office:value-type="float" office:value="-29.77" calcext:value-type="float">
            <text:p>-29.7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106" calcext:value-type="float">
            <text:p>12.106</text:p>
          </table:table-cell>
          <table:table-cell office:value-type="float" office:value="-27.33" calcext:value-type="float">
            <text:p>-27.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108" calcext:value-type="float">
            <text:p>10.108</text:p>
          </table:table-cell>
          <table:table-cell office:value-type="float" office:value="-25.1" calcext:value-type="float">
            <text:p>-25.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39" calcext:value-type="float">
            <text:p>8.239</text:p>
          </table:table-cell>
          <table:table-cell office:value-type="float" office:value="-22.25" calcext:value-type="float">
            <text:p>-22.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145" calcext:value-type="float">
            <text:p>6.145</text:p>
          </table:table-cell>
          <table:table-cell office:value-type="float" office:value="-17.93" calcext:value-type="float">
            <text:p>-17.9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065" calcext:value-type="float">
            <text:p>4.1065</text:p>
          </table:table-cell>
          <table:table-cell office:value-type="float" office:value="-12.47" calcext:value-type="float">
            <text:p>-12.4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53" calcext:value-type="float">
            <text:p>2.053</text:p>
          </table:table-cell>
          <table:table-cell office:value-type="float" office:value="-5.73" calcext:value-type="float">
            <text:p>-5.73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46" calcext:value-type="float">
            <text:p>0.5846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948" calcext:value-type="float">
            <text:p>0.5948</text:p>
          </table:table-cell>
          <table:table-cell office:value-type="float" office:value="-5.01" calcext:value-type="float">
            <text:p>-5.01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2.067" calcext:value-type="float">
            <text:p>-2.067</text:p>
          </table:table-cell>
          <table:table-cell office:value-type="float" office:value="-10.38" calcext:value-type="float">
            <text:p>-10.38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4.0701" calcext:value-type="float">
            <text:p>-4.0701</text:p>
          </table:table-cell>
          <table:table-cell office:value-type="float" office:value="-16.93" calcext:value-type="float">
            <text:p>-16.93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6.158" calcext:value-type="float">
            <text:p>-6.158</text:p>
          </table:table-cell>
          <table:table-cell office:value-type="float" office:value="-22.56" calcext:value-type="float">
            <text:p>-22.56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8.029" calcext:value-type="float">
            <text:p>-8.029</text:p>
          </table:table-cell>
          <table:table-cell office:value-type="float" office:value="-26.51" calcext:value-type="float">
            <text:p>-26.51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207" calcext:value-type="float">
            <text:p>-10.207</text:p>
          </table:table-cell>
          <table:table-cell office:value-type="float" office:value="-30.01" calcext:value-type="float">
            <text:p>-30.01</text:p>
          </table:table-cell>
          <table:table-cell table:number-columns-repeated="3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2.161" calcext:value-type="float">
            <text:p>-12.161</text:p>
          </table:table-cell>
          <table:table-cell office:value-type="float" office:value="-32.5" calcext:value-type="float">
            <text:p>-32.5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6.104" calcext:value-type="float">
            <text:p>-16.104</text:p>
          </table:table-cell>
          <table:table-cell office:value-type="float" office:value="-35.02" calcext:value-type="float">
            <text:p>-35.02</text:p>
          </table:table-cell>
          <table:table-cell table:number-columns-repeated="3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9.019" calcext:value-type="float">
            <text:p>-19.019</text:p>
          </table:table-cell>
          <table:table-cell office:value-type="float" office:value="-36.33" calcext:value-type="float">
            <text:p>-36.33</text:p>
          </table:table-cell>
          <table:table-cell table:number-columns-repeated="3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2.082" calcext:value-type="float">
            <text:p>-22.082</text:p>
          </table:table-cell>
          <table:table-cell office:value-type="float" office:value="-37.63" calcext:value-type="float">
            <text:p>-37.63</text:p>
          </table:table-cell>
          <table:table-cell table:number-columns-repeated="3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5.104" calcext:value-type="float">
            <text:p>-25.104</text:p>
          </table:table-cell>
          <table:table-cell office:value-type="float" office:value="-38.91" calcext:value-type="float">
            <text:p>-38.91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6.2988in" svg:height="3.5429in" svg:x="2.7063in" svg:y="0.5728in">
            <draw:object draw:notify-on-update-of-ranges="Sheet2.B4:Sheet2.B4 Sheet2.B5:Sheet2.B26 Sheet2.C4:Sheet2.C4 Sheet2.C5:Sheet2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in" svg:height="3.5453in" svg:x="10.5906in" svg:y="4.3606in">
            <draw:object draw:notify-on-update-of-ranges="Sheet2.M3:Sheet2.M3 Sheet2.M4:Sheet2.M21 Sheet2.N3:Sheet2.N3 Sheet2.N4:Sheet2.N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_light = 212.6 Volt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string" calcext:value-type="string">
            <text:p>Current, microamp</text:p>
          </table:table-cell>
          <table:table-cell office:value-type="string" calcext:value-type="string">
            <text:p>Voltage, V</text:p>
          </table:table-cell>
        </table:table-row>
        <table:table-row table:style-name="ro1">
          <table:table-cell/>
          <table:table-cell office:value-type="string" calcext:value-type="string">
            <text:p>Current, microamp</text:p>
          </table:table-cell>
          <table:table-cell office:value-type="string" calcext:value-type="string">
            <text:p>Voltage, V</text:p>
          </table:table-cell>
          <table:table-cell table:number-columns-repeated="9"/>
          <table:table-cell office:value-type="float" office:value="0.305" calcext:value-type="float">
            <text:p>0.30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0.67" calcext:value-type="float">
            <text:p>0.67</text:p>
          </table:table-cell>
          <table:table-cell office:value-type="float" office:value="34.42" calcext:value-type="float">
            <text:p>34.42</text:p>
          </table:table-cell>
          <table:table-cell table:number-columns-repeated="9"/>
          <table:table-cell office:value-type="float" office:value="0.4631" calcext:value-type="float">
            <text:p>0.4631</text:p>
          </table:table-cell>
          <table:table-cell office:value-type="float" office:value="35.176" calcext:value-type="float">
            <text:p>35.176</text:p>
          </table:table-cell>
        </table:table-row>
        <table:table-row table:style-name="ro1">
          <table:table-cell/>
          <table:table-cell office:value-type="float" office:value="1.02" calcext:value-type="float">
            <text:p>1.02</text:p>
          </table:table-cell>
          <table:table-cell office:value-type="float" office:value="33.99" calcext:value-type="float">
            <text:p>33.99</text:p>
          </table:table-cell>
          <table:table-cell table:number-columns-repeated="9"/>
          <table:table-cell office:value-type="float" office:value="0.5871" calcext:value-type="float">
            <text:p>0.5871</text:p>
          </table:table-cell>
          <table:table-cell office:value-type="float" office:value="34.86" calcext:value-type="float">
            <text:p>34.86</text:p>
          </table:table-cell>
        </table:table-row>
        <table:table-row table:style-name="ro1">
          <table:table-cell/>
          <table:table-cell office:value-type="float" office:value="1.49" calcext:value-type="float">
            <text:p>1.49</text:p>
          </table:table-cell>
          <table:table-cell office:value-type="float" office:value="30.98" calcext:value-type="float">
            <text:p>30.98</text:p>
          </table:table-cell>
          <table:table-cell table:number-columns-repeated="9"/>
          <table:table-cell office:value-type="float" office:value="0.7053" calcext:value-type="float">
            <text:p>0.7053</text:p>
          </table:table-cell>
          <table:table-cell office:value-type="float" office:value="34.447" calcext:value-type="float">
            <text:p>34.447</text:p>
          </table:table-cell>
        </table:table-row>
        <table:table-row table:style-name="ro1">
          <table:table-cell/>
          <table:table-cell office:value-type="float" office:value="2.02" calcext:value-type="float">
            <text:p>2.02</text:p>
          </table:table-cell>
          <table:table-cell office:value-type="float" office:value="29.48" calcext:value-type="float">
            <text:p>29.48</text:p>
          </table:table-cell>
          <table:table-cell table:number-columns-repeated="9"/>
          <table:table-cell office:value-type="float" office:value="0.7955" calcext:value-type="float">
            <text:p>0.7955</text:p>
          </table:table-cell>
          <table:table-cell office:value-type="float" office:value="34.113" calcext:value-type="float">
            <text:p>34.113</text:p>
          </table:table-cell>
        </table:table-row>
        <table:table-row table:style-name="ro1">
          <table:table-cell/>
          <table:table-cell office:value-type="float" office:value="2.48" calcext:value-type="float">
            <text:p>2.48</text:p>
          </table:table-cell>
          <table:table-cell office:value-type="float" office:value="28.5" calcext:value-type="float">
            <text:p>28.5</text:p>
          </table:table-cell>
          <table:table-cell table:number-columns-repeated="9"/>
          <table:table-cell office:value-type="float" office:value="0.9043" calcext:value-type="float">
            <text:p>0.9043</text:p>
          </table:table-cell>
          <table:table-cell office:value-type="float" office:value="33.513" calcext:value-type="float">
            <text:p>33.513</text:p>
          </table:table-cell>
        </table:table-row>
        <table:table-row table:style-name="ro1">
          <table:table-cell/>
          <table:table-cell office:value-type="float" office:value="3.008" calcext:value-type="float">
            <text:p>3.008</text:p>
          </table:table-cell>
          <table:table-cell office:value-type="float" office:value="27.37" calcext:value-type="float">
            <text:p>27.37</text:p>
          </table:table-cell>
          <table:table-cell table:number-columns-repeated="9"/>
          <table:table-cell office:value-type="float" office:value="1.061" calcext:value-type="float">
            <text:p>1.061</text:p>
          </table:table-cell>
          <table:table-cell office:value-type="float" office:value="31.766" calcext:value-type="float">
            <text:p>31.766</text:p>
          </table:table-cell>
        </table:table-row>
        <table:table-row table:style-name="ro1">
          <table:table-cell/>
          <table:table-cell office:value-type="float" office:value="3.51" calcext:value-type="float">
            <text:p>3.51</text:p>
          </table:table-cell>
          <table:table-cell office:value-type="float" office:value="26.7" calcext:value-type="float">
            <text:p>26.7</text:p>
          </table:table-cell>
          <table:table-cell table:number-columns-repeated="9"/>
          <table:table-cell office:value-type="float" office:value="1.2088" calcext:value-type="float">
            <text:p>1.2088</text:p>
          </table:table-cell>
          <table:table-cell office:value-type="float" office:value="29.455" calcext:value-type="float">
            <text:p>29.45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6.74" calcext:value-type="float">
            <text:p>26.74</text:p>
          </table:table-cell>
          <table:table-cell table:number-columns-repeated="9"/>
          <table:table-cell office:value-type="float" office:value="1.39" calcext:value-type="float">
            <text:p>1.39</text:p>
          </table:table-cell>
          <table:table-cell office:value-type="float" office:value="27.279" calcext:value-type="float">
            <text:p>27.279</text:p>
          </table:table-cell>
        </table:table-row>
        <table:table-row table:style-name="ro1">
          <table:table-cell/>
          <table:table-cell office:value-type="float" office:value="4.49" calcext:value-type="float">
            <text:p>4.49</text:p>
          </table:table-cell>
          <table:table-cell office:value-type="float" office:value="26.89" calcext:value-type="float">
            <text:p>26.89</text:p>
          </table:table-cell>
          <table:table-cell table:number-columns-repeated="9"/>
          <table:table-cell office:value-type="float" office:value="1.5907" calcext:value-type="float">
            <text:p>1.5907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office:value-type="float" office:value="26.88" calcext:value-type="float">
            <text:p>26.88</text:p>
          </table:table-cell>
          <table:table-cell table:number-columns-repeated="9"/>
          <table:table-cell office:value-type="float" office:value="1.81084" calcext:value-type="float">
            <text:p>1.81084</text:p>
          </table:table-cell>
          <table:table-cell office:value-type="float" office:value="24.895" calcext:value-type="float">
            <text:p>24.895</text:p>
          </table:table-cell>
        </table:table-row>
        <table:table-row table:style-name="ro1">
          <table:table-cell table:number-columns-repeated="12"/>
          <table:table-cell office:value-type="float" office:value="2.0011" calcext:value-type="float">
            <text:p>2.0011</text:p>
          </table:table-cell>
          <table:table-cell office:value-type="float" office:value="24.016" calcext:value-type="float">
            <text:p>24.016</text:p>
          </table:table-cell>
        </table:table-row>
        <table:table-row table:style-name="ro1">
          <table:table-cell table:number-columns-repeated="12"/>
          <table:table-cell office:value-type="float" office:value="2.5329" calcext:value-type="float">
            <text:p>2.5329</text:p>
          </table:table-cell>
          <table:table-cell office:value-type="float" office:value="22.312" calcext:value-type="float">
            <text:p>22.312</text:p>
          </table:table-cell>
        </table:table-row>
        <table:table-row table:style-name="ro1">
          <table:table-cell table:number-columns-repeated="12"/>
          <table:table-cell office:value-type="float" office:value="3.0196" calcext:value-type="float">
            <text:p>3.0196</text:p>
          </table:table-cell>
          <table:table-cell office:value-type="float" office:value="20.742" calcext:value-type="float">
            <text:p>20.742</text:p>
          </table:table-cell>
        </table:table-row>
        <table:table-row table:style-name="ro1">
          <table:table-cell table:number-columns-repeated="12"/>
          <table:table-cell office:value-type="float" office:value="3.5207" calcext:value-type="float">
            <text:p>3.5207</text:p>
          </table:table-cell>
          <table:table-cell office:value-type="float" office:value="19.94" calcext:value-type="float">
            <text:p>19.94</text:p>
          </table:table-cell>
        </table:table-row>
        <table:table-row table:style-name="ro1">
          <table:table-cell table:number-columns-repeated="12"/>
          <table:table-cell office:value-type="float" office:value="4.0472" calcext:value-type="float">
            <text:p>4.0472</text:p>
          </table:table-cell>
          <table:table-cell office:value-type="float" office:value="19.635" calcext:value-type="float">
            <text:p>19.635</text:p>
          </table:table-cell>
        </table:table-row>
        <table:table-row table:style-name="ro1">
          <table:table-cell table:number-columns-repeated="12"/>
          <table:table-cell office:value-type="float" office:value="4.5167" calcext:value-type="float">
            <text:p>4.5167</text:p>
          </table:table-cell>
          <table:table-cell office:value-type="float" office:value="19.293" calcext:value-type="float">
            <text:p>19.293</text:p>
          </table:table-cell>
        </table:table-row>
        <table:table-row table:style-name="ro1">
          <table:table-cell table:number-columns-repeated="12"/>
          <table:table-cell office:value-type="float" office:value="5.007" calcext:value-type="float">
            <text:p>5.007</text:p>
          </table:table-cell>
          <table:table-cell office:value-type="float" office:value="18.97" calcext:value-type="float">
            <text:p>18.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2T14:40:40.371806163</meta:creation-date>
    <dc:date>2024-10-12T15:28:37.154636219</dc:date>
    <meta:editing-duration>PT47M50S</meta:editing-duration>
    <meta:editing-cycles>16</meta:editing-cycles>
    <meta:generator>LibreOffice/24.8.2.1$Linux_X86_64 LibreOffice_project/480$Build-1</meta:generator>
    <meta:document-statistic meta:table-count="2" meta:cell-count="278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65cm" svg:y="4.201cm" style:legend-expansion="high" chart:style-name="ch2"/>
        <chart:plot-area chart:style-name="ch3" table:cell-range-address="Sheet1.B3:Sheet1.C25" chart:data-source-has-labels="row" svg:x="0.32cm" svg:y="0.18cm" svg:width="12.025cm" svg:height="8.64cm">
          <chart:coordinate-region svg:x="0.569cm" svg:y="0.379cm" svg:width="11.583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25" chart:label-cell-address="Sheet1.C3:Sheet1.C3" chart:class="chart:scatter">
            <chart:domain table:cell-range-address="Sheet1.B4:Sheet1.B25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69">
                <text:p>25.169</text:p>
                <draw:g>
                  <svg:desc>Sheet1.B4:Sheet1.B25</svg:desc>
                </draw:g>
              </table:table-cell>
              <table:table-cell office:value-type="float" office:value="-115.84">
                <text:p>-115.84</text:p>
                <draw:g>
                  <svg:desc>Sheet1.C4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71">
                <text:p>22.071</text:p>
              </table:table-cell>
              <table:table-cell office:value-type="float" office:value="-113.13">
                <text:p>-113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118">
                <text:p>19.118</text:p>
              </table:table-cell>
              <table:table-cell office:value-type="float" office:value="-110.24">
                <text:p>-11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5">
                <text:p>16.05</text:p>
              </table:table-cell>
              <table:table-cell office:value-type="float" office:value="-105.05">
                <text:p>-105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136">
                <text:p>13.136</text:p>
              </table:table-cell>
              <table:table-cell office:value-type="float" office:value="-97.09">
                <text:p>-97.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16">
                <text:p>10.216</text:p>
              </table:table-cell>
              <table:table-cell office:value-type="float" office:value="-85.14">
                <text:p>-85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102">
                <text:p>8.102</text:p>
              </table:table-cell>
              <table:table-cell office:value-type="float" office:value="-73.71">
                <text:p>-73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91">
                <text:p>6.091</text:p>
              </table:table-cell>
              <table:table-cell office:value-type="float" office:value="-60.29">
                <text:p>-60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14">
                <text:p>4.0814</text:p>
              </table:table-cell>
              <table:table-cell office:value-type="float" office:value="-44.55">
                <text:p>-44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57">
                <text:p>2.0157</text:p>
              </table:table-cell>
              <table:table-cell office:value-type="float" office:value="-25.74">
                <text:p>-25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51">
                <text:p>0.5851</text:p>
              </table:table-cell>
              <table:table-cell office:value-type="float" office:value="-10.95">
                <text:p>-1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6944">
                <text:p>-0.6944</text:p>
              </table:table-cell>
              <table:table-cell office:value-type="float" office:value="-24.45">
                <text:p>-24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343">
                <text:p>-2.0343</text:p>
              </table:table-cell>
              <table:table-cell office:value-type="float" office:value="-38.26">
                <text:p>-38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1946">
                <text:p>-4.1946</text:p>
              </table:table-cell>
              <table:table-cell office:value-type="float" office:value="-57.32">
                <text:p>-57.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39">
                <text:p>-6.039</text:p>
              </table:table-cell>
              <table:table-cell office:value-type="float" office:value="-71.63">
                <text:p>-71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13">
                <text:p>-8.013</text:p>
              </table:table-cell>
              <table:table-cell office:value-type="float" office:value="-84.78">
                <text:p>-84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055">
                <text:p>-10.055</text:p>
              </table:table-cell>
              <table:table-cell office:value-type="float" office:value="-96.27">
                <text:p>-96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1">
                <text:p>-13.01</text:p>
              </table:table-cell>
              <table:table-cell office:value-type="float" office:value="-109.21">
                <text:p>-109.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005">
                <text:p>-16.005</text:p>
              </table:table-cell>
              <table:table-cell office:value-type="float" office:value="-118.41">
                <text:p>-118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73">
                <text:p>-19.073</text:p>
              </table:table-cell>
              <table:table-cell office:value-type="float" office:value="-124.51">
                <text:p>-124.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.988">
                <text:p>-21.988</text:p>
              </table:table-cell>
              <table:table-cell office:value-type="float" office:value="-128.17">
                <text:p>-128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23">
                <text:p>-25.123</text:p>
              </table:table-cell>
              <table:table-cell office:value-type="float" office:value="-131.31">
                <text:p>-131.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6cm" svg:y="4.201cm" style:legend-expansion="high" chart:style-name="ch2"/>
        <chart:plot-area chart:style-name="ch3" table:cell-range-address="Sheet1.B29:Sheet1.C51" chart:data-source-has-labels="row" svg:x="0.32cm" svg:y="0.18cm" svg:width="11.436cm" svg:height="8.64cm">
          <chart:coordinate-region svg:x="0.569cm" svg:y="0.379cm" svg:width="10.9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1" chart:label-cell-address="Sheet1.C29:Sheet1.C29" chart:class="chart:scatter">
            <chart:domain table:cell-range-address="Sheet1.B30:Sheet1.B51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06">
                <text:p>25.106</text:p>
                <draw:g>
                  <svg:desc>Sheet1.B30:Sheet1.B51</svg:desc>
                </draw:g>
              </table:table-cell>
              <table:table-cell office:value-type="float" office:value="-67.7">
                <text:p>-67.7</text:p>
                <draw:g>
                  <svg:desc>Sheet1.C30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925">
                <text:p>21.925</text:p>
              </table:table-cell>
              <table:table-cell office:value-type="float" office:value="-65.68">
                <text:p>-65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07">
                <text:p>19.007</text:p>
              </table:table-cell>
              <table:table-cell office:value-type="float" office:value="-63.77">
                <text:p>-63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77">
                <text:p>15.977</text:p>
              </table:table-cell>
              <table:table-cell office:value-type="float" office:value="-61.23">
                <text:p>-61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66">
                <text:p>12.166</text:p>
              </table:table-cell>
              <table:table-cell office:value-type="float" office:value="-55.56">
                <text:p>-55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022">
                <text:p>10.022</text:p>
              </table:table-cell>
              <table:table-cell office:value-type="float" office:value="-50.29">
                <text:p>-5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919">
                <text:p>7.919</text:p>
              </table:table-cell>
              <table:table-cell office:value-type="float" office:value="-43.21">
                <text:p>-43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79">
                <text:p>6.079</text:p>
              </table:table-cell>
              <table:table-cell office:value-type="float" office:value="-35.29">
                <text:p>-35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969">
                <text:p>4.0969</text:p>
              </table:table-cell>
              <table:table-cell office:value-type="float" office:value="-24.98">
                <text:p>-24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475">
                <text:p>2.0475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268">
                <text:p>0.5268</text:p>
              </table:table-cell>
              <table:table-cell office:value-type="float" office:value="-2.22">
                <text:p>-2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303">
                <text:p>-0.5303</text:p>
              </table:table-cell>
              <table:table-cell office:value-type="float" office:value="-10.73">
                <text:p>-10.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032">
                <text:p>-2.0032</text:p>
              </table:table-cell>
              <table:table-cell office:value-type="float" office:value="-20.65">
                <text:p>-20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803">
                <text:p>-4.0803</text:p>
              </table:table-cell>
              <table:table-cell office:value-type="float" office:value="-33.24">
                <text:p>-33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053">
                <text:p>-6.053</text:p>
              </table:table-cell>
              <table:table-cell office:value-type="float" office:value="-43.42">
                <text:p>-43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38">
                <text:p>-8.038</text:p>
              </table:table-cell>
              <table:table-cell office:value-type="float" office:value="-51.88">
                <text:p>-5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093">
                <text:p>-10.093</text:p>
              </table:table-cell>
              <table:table-cell office:value-type="float" office:value="-58.73">
                <text:p>-58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3.047">
                <text:p>-13.047</text:p>
              </table:table-cell>
              <table:table-cell office:value-type="float" office:value="-65.64">
                <text:p>-65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055">
                <text:p>-16.055</text:p>
              </table:table-cell>
              <table:table-cell office:value-type="float" office:value="-69.97">
                <text:p>-69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998">
                <text:p>-19.998</text:p>
              </table:table-cell>
              <table:table-cell office:value-type="float" office:value="-72.69">
                <text:p>-72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188">
                <text:p>-22.188</text:p>
              </table:table-cell>
              <table:table-cell office:value-type="float" office:value="-75.01">
                <text:p>-75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23">
                <text:p>-25.123</text:p>
              </table:table-cell>
              <table:table-cell office:value-type="float" office:value="-77.01">
                <text:p>-77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76cm" svg:y="4.201cm" style:legend-expansion="high" chart:style-name="ch2"/>
        <chart:plot-area chart:style-name="ch3" table:cell-range-address="Sheet1.B55:Sheet1.C77" chart:data-source-has-labels="row" svg:x="0.32cm" svg:y="0.18cm" svg:width="11.436cm" svg:height="8.64cm">
          <chart:coordinate-region svg:x="0.569cm" svg:y="0.379cm" svg:width="10.99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6:Sheet1.C77" chart:label-cell-address="Sheet1.C55:Sheet1.C55" chart:class="chart:scatter">
            <chart:domain table:cell-range-address="Sheet1.B56:Sheet1.B7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mps, microamp</text:p>
                <draw:g>
                  <svg:desc>Sheet1.C55:Sheet1.C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24">
                <text:p>25.124</text:p>
                <draw:g>
                  <svg:desc>Sheet1.B56:Sheet1.B77</svg:desc>
                </draw:g>
              </table:table-cell>
              <table:table-cell office:value-type="float" office:value="-33.28">
                <text:p>-33.28</text:p>
                <draw:g>
                  <svg:desc>Sheet1.C56:Sheet1.C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225">
                <text:p>22.225</text:p>
              </table:table-cell>
              <table:table-cell office:value-type="float" office:value="-32.2">
                <text:p>-3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21">
                <text:p>19.021</text:p>
              </table:table-cell>
              <table:table-cell office:value-type="float" office:value="-31.03">
                <text:p>-31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937">
                <text:p>15.937</text:p>
              </table:table-cell>
              <table:table-cell office:value-type="float" office:value="-29.77">
                <text:p>-29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06">
                <text:p>12.106</text:p>
              </table:table-cell>
              <table:table-cell office:value-type="float" office:value="-27.33">
                <text:p>-27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108">
                <text:p>10.108</text:p>
              </table:table-cell>
              <table:table-cell office:value-type="float" office:value="-25.1">
                <text:p>-2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239">
                <text:p>8.239</text:p>
              </table:table-cell>
              <table:table-cell office:value-type="float" office:value="-22.25">
                <text:p>-22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45">
                <text:p>6.145</text:p>
              </table:table-cell>
              <table:table-cell office:value-type="float" office:value="-17.93">
                <text:p>-17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065">
                <text:p>4.1065</text:p>
              </table:table-cell>
              <table:table-cell office:value-type="float" office:value="-12.47">
                <text:p>-12.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53">
                <text:p>2.053</text:p>
              </table:table-cell>
              <table:table-cell office:value-type="float" office:value="-5.73">
                <text:p>-5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46">
                <text:p>0.584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48">
                <text:p>0.5948</text:p>
              </table:table-cell>
              <table:table-cell office:value-type="float" office:value="-5.01">
                <text:p>-5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067">
                <text:p>-2.067</text:p>
              </table:table-cell>
              <table:table-cell office:value-type="float" office:value="-10.38">
                <text:p>-10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.0701">
                <text:p>-4.0701</text:p>
              </table:table-cell>
              <table:table-cell office:value-type="float" office:value="-16.93">
                <text:p>-16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.158">
                <text:p>-6.158</text:p>
              </table:table-cell>
              <table:table-cell office:value-type="float" office:value="-22.56">
                <text:p>-22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.029">
                <text:p>-8.029</text:p>
              </table:table-cell>
              <table:table-cell office:value-type="float" office:value="-26.51">
                <text:p>-26.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207">
                <text:p>-10.207</text:p>
              </table:table-cell>
              <table:table-cell office:value-type="float" office:value="-30.01">
                <text:p>-3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.161">
                <text:p>-12.161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104">
                <text:p>-16.104</text:p>
              </table:table-cell>
              <table:table-cell office:value-type="float" office:value="-35.02">
                <text:p>-35.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9.019">
                <text:p>-19.019</text:p>
              </table:table-cell>
              <table:table-cell office:value-type="float" office:value="-36.33">
                <text:p>-36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2.082">
                <text:p>-22.082</text:p>
              </table:table-cell>
              <table:table-cell office:value-type="float" office:value="-37.63">
                <text:p>-37.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.104">
                <text:p>-25.104</text:p>
              </table:table-cell>
              <table:table-cell office:value-type="float" office:value="-38.91">
                <text:p>-38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9cm" svg:y="4.201cm" style:legend-expansion="high" chart:style-name="ch2"/>
        <chart:plot-area chart:style-name="ch3" table:cell-range-address="Sheet2.B4:Sheet2.C26" chart:data-source-has-labels="row" svg:x="0.32cm" svg:y="0.18cm" svg:width="12.429cm" svg:height="8.64cm">
          <chart:coordinate-region svg:x="0.954cm" svg:y="0.379cm" svg:width="11.69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5:Sheet2.C26" chart:label-cell-address="Sheet2.C4:Sheet2.C4" chart:class="chart:scatter">
            <chart:domain table:cell-range-address="Sheet2.B5:Sheet2.B26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age, V</text:p>
                <draw:g>
                  <svg:desc>Sheet2.C4:Sheet2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">
                <text:p>0.67</text:p>
                <draw:g>
                  <svg:desc>Sheet2.B5:Sheet2.B26</svg:desc>
                </draw:g>
              </table:table-cell>
              <table:table-cell office:value-type="float" office:value="34.42">
                <text:p>34.42</text:p>
                <draw:g>
                  <svg:desc>Sheet2.C5:Sheet2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33.99">
                <text:p>33.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9">
                <text:p>1.49</text:p>
              </table:table-cell>
              <table:table-cell office:value-type="float" office:value="30.98">
                <text:p>3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2">
                <text:p>2.02</text:p>
              </table:table-cell>
              <table:table-cell office:value-type="float" office:value="29.48">
                <text:p>2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">
                <text:p>2.4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08">
                <text:p>3.008</text:p>
              </table:table-cell>
              <table:table-cell office:value-type="float" office:value="27.37">
                <text:p>27.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1">
                <text:p>3.51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26.74">
                <text:p>26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9">
                <text:p>4.49</text:p>
              </table:table-cell>
              <table:table-cell office:value-type="float" office:value="26.89">
                <text:p>26.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1">
                <text:p>5.01</text:p>
              </table:table-cell>
              <table:table-cell office:value-type="float" office:value="26.88">
                <text:p>26.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067cm" svg:y="4.204cm" style:legend-expansion="high" chart:style-name="ch2"/>
        <chart:plot-area chart:style-name="ch3" table:cell-range-address="Sheet2.M3:Sheet2.N21" chart:data-source-has-labels="row" svg:x="0.319cm" svg:y="0.18cm" svg:width="12.429cm" svg:height="8.646cm">
          <chart:coordinate-region svg:x="0.953cm" svg:y="0.379cm" svg:width="11.698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4:Sheet2.N21" chart:label-cell-address="Sheet2.N3:Sheet2.N3" chart:class="chart:scatter">
            <chart:domain table:cell-range-address="Sheet2.M4:Sheet2.M21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Voltage, V</text:p>
                <draw:g>
                  <svg:desc>Sheet2.N3:Sheet2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5">
                <text:p>0.305</text:p>
                <draw:g>
                  <svg:desc>Sheet2.M4:Sheet2.M21</svg:desc>
                </draw:g>
              </table:table-cell>
              <table:table-cell office:value-type="float" office:value="36">
                <text:p>36</text:p>
                <draw:g>
                  <svg:desc>Sheet2.N4:Sheet2.N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31">
                <text:p>0.4631</text:p>
              </table:table-cell>
              <table:table-cell office:value-type="float" office:value="35.176">
                <text:p>35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871">
                <text:p>0.5871</text:p>
              </table:table-cell>
              <table:table-cell office:value-type="float" office:value="34.86">
                <text:p>34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53">
                <text:p>0.7053</text:p>
              </table:table-cell>
              <table:table-cell office:value-type="float" office:value="34.447">
                <text:p>34.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55">
                <text:p>0.7955</text:p>
              </table:table-cell>
              <table:table-cell office:value-type="float" office:value="34.113">
                <text:p>34.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43">
                <text:p>0.9043</text:p>
              </table:table-cell>
              <table:table-cell office:value-type="float" office:value="33.513">
                <text:p>33.5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61">
                <text:p>1.061</text:p>
              </table:table-cell>
              <table:table-cell office:value-type="float" office:value="31.766">
                <text:p>31.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88">
                <text:p>1.2088</text:p>
              </table:table-cell>
              <table:table-cell office:value-type="float" office:value="29.455">
                <text:p>29.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9">
                <text:p>1.39</text:p>
              </table:table-cell>
              <table:table-cell office:value-type="float" office:value="27.279">
                <text:p>27.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07">
                <text:p>1.5907</text:p>
              </table:table-cell>
              <table:table-cell office:value-type="float" office:value="25.96">
                <text:p>25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1084">
                <text:p>1.81084</text:p>
              </table:table-cell>
              <table:table-cell office:value-type="float" office:value="24.895">
                <text:p>24.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11">
                <text:p>2.0011</text:p>
              </table:table-cell>
              <table:table-cell office:value-type="float" office:value="24.016">
                <text:p>24.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329">
                <text:p>2.5329</text:p>
              </table:table-cell>
              <table:table-cell office:value-type="float" office:value="22.312">
                <text:p>22.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196">
                <text:p>3.0196</text:p>
              </table:table-cell>
              <table:table-cell office:value-type="float" office:value="20.742">
                <text:p>20.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207">
                <text:p>3.5207</text:p>
              </table:table-cell>
              <table:table-cell office:value-type="float" office:value="19.94">
                <text:p>19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0472">
                <text:p>4.0472</text:p>
              </table:table-cell>
              <table:table-cell office:value-type="float" office:value="19.635">
                <text:p>19.6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167">
                <text:p>4.5167</text:p>
              </table:table-cell>
              <table:table-cell office:value-type="float" office:value="19.293">
                <text:p>19.2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007">
                <text:p>5.007</text:p>
              </table:table-cell>
              <table:table-cell office:value-type="float" office:value="18.97">
                <text:p>18.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